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section text:style-name="Sect1" text:name="Seção8">
                        <text:section text:style-name="Sect1" text:name="Seção9">
                          <text:section text:style-name="Sect1" text:name="Seção10">
                            <text:section text:style-name="Sect1" text:name="Seção11">
                              <text:section text:style-name="Sect1" text:name="Seção12">
                                <text:section text:style-name="Sect1" text:name="Seção13">
                                  <text:section text:style-name="Sect1" text:name="Seção14">
                                    <text:section text:style-name="Sect1" text:name="Seção15">
                                      <text:section text:style-name="Sect1" text:name="Seção16">
                                        <text:section text:style-name="Sect1" text:name="Seção17">
                                          <text:section text:style-name="Sect1" text:name="Seção18">
                                            <text:section text:style-name="Sect1" text:name="Seção19">
                                              <text:section text:style-name="Sect1" text:name="Seção20">
                                                <text:section text:style-name="Sect1" text:name="Seção21">
                                                  <text:section text:style-name="Sect1" text:name="Seção22">
                                                    <text:section text:style-name="Sect1" text:name="Seção23">
                                                      <text:section text:style-name="Sect1" text:name="Seção24">
                                                        <text:h text:style-name="P2" text:outline-level="2"><text:bookmark text:name="livro"/>Judas</text:h>
                                                        <text:section text:style-name="Sect1" text:name="cap1">
                                                          <text:p text:style-name="P1">1 Judas, servo de Jesus Cristo, e irmão de Tiago, aos chamados, amados em Deus Pai, e guardados em Jesus Cristo:</text:p>
                                                          <text:p text:style-name="P1">2 Misericórdia, paz e amor vos sejam multiplicados.</text:p>
                                                          <text:p text:style-name="P1">3 Amados, enquanto eu empregava toda a diligência para escrever-vos acerca da salvação que nos é comum, senti a necessidade de vos escrever, exortando-vos a pelejar pela fé que de uma vez para sempre foi entregue aos santos.</text:p>
                                                          <text:p text:style-name="P1">4 Porque se introduziram furtivamente certos homens, que já desde há muito estavam destinados para este juízo, homens ímpios, que convertem em dissolução a graça de nosso Deus, e negam o nosso único Soberano e Senhor, Jesus Cristo.</text:p>
                                                          <text:p text:style-name="P1">5 Ora, quero lembrar-vos, se bem que já de uma vez para sempre soubestes tudo isto, que, havendo o Senhor salvo um povo, tirando-o da terra do Egito, destruiu depois os que não creram;</text:p>
                                                          <text:p text:style-name="P1">6 aos anjos que não guardaram o seu principado, mas deixaram a sua própria habitação, ele os tem reservado em prisões eternas na escuridão para o juízo do grande dia,</text:p>
                                                          <text:p text:style-name="P1">7 assim como Sodoma e Gomorra, e as cidades circunvizinhas, que, havendo-se prostituído como aqueles anjos, e ido após outra carne, foram postas como exemplo, sofrendo a pena do fogo eterno.</text:p>
                                                          <text:p text:style-name="P1">8 Contudo, semelhantemente também estes falsos mestres, sonhando, contaminam a sua carne, rejeitam toda autoridade e blasfemam das dignidades.</text:p>
                                                          <text:p text:style-name="P1">9 Mas quando o arcanjo Miguel, discutindo com o Diabo, disputava a respeito do corpo de Moisés, não ousou pronunciar contra ele juízo de maldição, mas disse: O Senhor te repreenda</text:p>
                                                          <text:p text:style-name="P1">10 Estes, porém, blasfemam de tudo o que não entendem; e, naquilo que compreendem de modo natural, como os seres irracionais, mesmo nisso se corrompem.</text:p>
                                                          <text:p text:style-name="P1">11 Ai deles! porque foram pelo caminho de Caim, e por amor do lucro se atiraram ao erro de Balaão, e pereceram na rebelião de Coré.</text:p>
                                                          <text:p text:style-name="P1">12 Estes são os escolhidos em vossos ágapes, quando se banqueteiam convosco, pastores que se apascentam a si mesmos sem temor; são nuvens sem água, levadas pelos ventos; são árvores sem folhas nem fruto, duas vezes mortas, desarraigadas;</text:p>
                                                          <text:p text:style-name="P1">13 ondas furiosas do mar, espumando as suas próprias torpezas, estrelas errantes, para as quais tem sido reservado para sempre o negrume das trevas.</text:p>
                                                          <text:p text:style-name="P1">14 Para estes também profetizou Enoque, o sétimo depois de Adão, dizendo: Eis que veio o Senhor com os seus milhares de santos,</text:p>
                                                          <text:p text:style-name="P1">15 para executar juízo sobre todos e convencer a todos os ímpios de todas as obras de impiedade, que impiamente cometeram, e de todas as duras palavras que ímpios pecadores contra ele proferiram.</text:p>
                                                          <text:p text:style-name="P1">16 Estes são murmuradores, queixosos, andando segundo as suas concupiscências; e a sua boca diz coisas muito arrogantes, adulando pessoas por causa do interesse.</text:p>
                                                          <text:p text:style-name="P1">17 Mas vós, amados, lembrai-vos das palavras que foram preditas pelos apóstolos de nosso Senhor Jesus Cristo;</text:p>
                                                          <text:p text:style-name="P1">18 os quais vos diziam: Nos últimos tempos haverá escarnecedores, andando segundo as suas ímpias concupiscências.</text:p>
                                                          <text:p text:style-name="P1">19 Estes são os que causam divisões; são sensuais, e não têm o Espírito.</text:p>
                                                          <text:p text:style-name="P1"><text:soft-page-break/>20 Mas vós, amados, edificando-vos sobre a vossa santíssima fé, orando no Espírito Santo,</text:p>
                                                          <text:p text:style-name="P1">21 conservai-vos no amor de Deus, esperando a misericórdia de nosso Senhor Jesus Cristo para a vida eterna.</text:p>
                                                          <text:p text:style-name="P1">22 E apiedai-vos de alguns que estão na dúvida,</text:p>
                                                          <text:p text:style-name="P1">23 e salvai-os, arrebatando-os do fogo; e de outros tende misericórdia com temor, abominação até a túnica manchada pela carne.</text:p>
                                                          <text:p text:style-name="P1">24 Ora, àquele que é poderoso para vos guardar de tropeçar, e apresentar-vos ante a sua glória imaculados e jubilosos,</text:p>
                                                          <text:p text:style-name="P1">25 ao único Deus, nosso Salvador, por Jesus Cristo nosso Senhor, glória, majestade, domínio e poder, antes de todos os séculos, e agora, e para todo o sempre. Amém.</text:p>
                                                        </text:section>
                                                      </text:section>
                                                    </text:section>
                                                  </text:section>
                                                </text:section>
                                              </text:section>
                                            </text:section>
                                          </text:section>
                                        </text:section>
                                      </text:section>
                                    </text:section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8:02:56.338666804</dc:date>
    <meta:editing-duration>PT34M48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601" meta:character-count="3579" meta:non-whitespace-character-count="3004"/>
  </office:meta>
</office:document-meta>
</file>